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pitch="variable" style:font-charset="x-symbol"/>
    <style:font-face style:name="Symbol1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egoe UI1" svg:font-family="'Segoe UI'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Segoe UI" svg:font-family="'Segoe UI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none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svg:stroke-width="0.008cm" svg:stroke-color="#000000" svg:stroke-opacity="100%" draw:stroke-linejoin="round" draw:fill="none" draw:fit-to-size="shrink-to-fit" style:shrink-to-fit="true" fo:padding-top="0cm" fo:padding-bottom="0cm" fo:padding-left="0cm" fo:padding-right="0cm" draw:shadow="hidden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wrap-option="wrap"/>
      <style:paragraph-properties style:writing-mode="lr-tb"/>
    </style:style>
    <style:style style:name="gr7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0000" fo:padding-top="0.135cm" fo:padding-bottom="0.135cm" fo:padding-left="0.26cm" fo:padding-right="0.26cm" draw:shadow="hidden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none" draw:fit-to-size="shrink-to-fit" style:shrink-to-fit="true" fo:padding-top="0cm" fo:padding-bottom="0cm" fo:padding-left="0cm" fo:padding-right="0cm" draw:shadow="hidden"/>
    </style:style>
    <style:style style:name="gr12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0000ff" fo:padding-top="0.135cm" fo:padding-bottom="0.135cm" fo:padding-left="0.26cm" fo:padding-right="0.26cm" draw:shadow="hidden"/>
    </style:style>
    <style:style style:name="gr13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solid" draw:fill-color="#0000ff" draw:fit-to-size="shrink-to-fit" style:shrink-to-fit="true" fo:padding-top="0cm" fo:padding-bottom="0cm" fo:padding-left="0cm" fo:padding-right="0cm" draw:shadow="hidden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018cm" fo:min-width="0cm" fo:wrap-option="wrap"/>
      <style:paragraph-properties style:writing-mode="lr-tb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.017cm" fo:min-width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b2b2b2" fo:padding-top="0.135cm" fo:padding-bottom="0.135cm" fo:padding-left="0.26cm" fo:padding-right="0.26cm" draw:shadow="hidden"/>
    </style:style>
    <style:style style:name="gr17" style:family="graphic" style:parent-style-name="standard">
      <style:graphic-properties draw:stroke="solid" svg:stroke-width="0.025cm" svg:stroke-color="#ff0000" svg:stroke-opacity="100%" draw:stroke-linejoin="round" draw:fill="none" fo:padding-top="0.137cm" fo:padding-bottom="0.137cm" fo:padding-left="0.262cm" fo:padding-right="0.262cm" draw:shadow="hidden"/>
    </style:style>
    <style:style style:name="gr18" style:family="graphic" style:parent-style-name="standard">
      <style:graphic-properties draw:stroke="solid" svg:stroke-width="0.025cm" svg:stroke-color="#0000ff" svg:stroke-opacity="100%" draw:stroke-linejoin="round" draw:fill="none" fo:padding-top="0.137cm" fo:padding-bottom="0.137cm" fo:padding-left="0.262cm" fo:padding-right="0.262cm" draw:shadow="hidden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erif"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color="#ff0000" style:font-name="Liberation Serif" fo:font-size="15pt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fo:color="#ff0000" style:font-name="Bitstream Charter"/>
    </style:style>
    <style:style style:name="P8" style:family="paragraph">
      <loext:graphic-properties draw:fill="none"/>
      <style:paragraph-properties fo:text-align="center"/>
      <style:text-properties fo:color="#ff0000" style:font-name="Courier New1"/>
    </style:style>
    <style:style style:name="P9" style:family="paragraph">
      <loext:graphic-properties draw:fill="none"/>
      <style:paragraph-properties fo:text-align="center"/>
      <style:text-properties fo:color="#ff0000" style:font-name="Symbol" fo:font-size="14pt" style:font-size-asian="14pt" style:font-size-complex="14pt"/>
    </style:style>
    <style:style style:name="P10" style:family="paragraph">
      <loext:graphic-properties draw:fill-color="#ffffcc"/>
      <style:paragraph-properties fo:text-align="center"/>
      <style:text-properties fo:color="#ff0000" fo:font-size="6pt" style:font-size-asian="6pt" style:font-size-complex="6pt"/>
    </style:style>
    <style:style style:name="P11" style:family="paragraph">
      <loext:graphic-properties draw:fill="solid" draw:fill-color="#ff0000"/>
    </style:style>
    <style:style style:name="P12" style:family="paragraph">
      <loext:graphic-properties draw:fill="none"/>
      <style:text-properties fo:font-size="10pt"/>
    </style:style>
    <style:style style:name="P13" style:family="paragraph">
      <loext:graphic-properties draw:fill="none"/>
      <style:paragraph-properties fo:text-align="center"/>
      <style:text-properties style:font-name="Bitstream Charter"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style:font-name="Courier New1"/>
    </style:style>
    <style:style style:name="P15" style:family="paragraph">
      <loext:graphic-properties draw:fill="none"/>
      <style:paragraph-properties fo:text-align="center"/>
      <style:text-properties fo:color="#0000ff" style:font-name="Liberation Serif" fo:font-size="15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color="#0000ff" style:font-name="Bitstream Charter"/>
    </style:style>
    <style:style style:name="P17" style:family="paragraph">
      <loext:graphic-properties draw:fill="none"/>
      <style:paragraph-properties fo:text-align="center"/>
      <style:text-properties fo:color="#0000ff" style:font-name="Courier New1"/>
    </style:style>
    <style:style style:name="P18" style:family="paragraph">
      <loext:graphic-properties draw:fill="none"/>
      <style:paragraph-properties fo:text-align="center"/>
      <style:text-properties style:font-name="Symbol1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solid" draw:fill-color="#0000ff"/>
      <style:paragraph-properties fo:text-align="center"/>
      <style:text-properties style:font-name="Symbol1"/>
    </style:style>
    <style:style style:name="P21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ffcc"/>
      <style:paragraph-properties fo:text-align="center"/>
      <style:text-properties fo:color="#0000ff" fo:font-size="6pt" style:font-size-asian="6pt" style:font-size-complex="6pt"/>
    </style:style>
    <style:style style:name="P23" style:family="paragraph">
      <loext:graphic-properties draw:fill="none"/>
      <style:paragraph-properties fo:text-align="center"/>
      <style:text-properties style:font-name="Bitstream Charter"/>
    </style:style>
    <style:style style:name="P24" style:family="paragraph">
      <loext:graphic-properties draw:fill="none"/>
      <style:paragraph-properties fo:text-align="center"/>
      <style:text-properties style:font-name="Symbol" fo:font-size="14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color="#0000ff" style:font-name="Symbol" fo:font-size="14pt" style:font-size-asian="14pt" style:font-size-complex="14pt"/>
    </style:style>
    <style:style style:name="P26" style:family="paragraph">
      <loext:graphic-properties draw:fill="solid" draw:fill-color="#b2b2b2"/>
    </style:style>
    <style:style style:name="P27" style:family="paragraph">
      <loext:graphic-properties draw:fill="none"/>
      <style:text-properties fo:color="#ff0000" fo:font-size="10pt"/>
    </style:style>
    <style:style style:name="T1" style:family="text">
      <style:text-properties style:font-name="Liberation Serif" fo:font-size="15pt" style:font-size-asian="15pt" style:font-size-complex="15pt"/>
    </style:style>
    <style:style style:name="T2" style:family="text">
      <style:text-properties fo:color="#ff0000" style:font-name="Liberation Serif" fo:font-size="15pt" style:font-size-asian="15pt" style:font-size-complex="15pt"/>
    </style:style>
    <style:style style:name="T3" style:family="text">
      <style:text-properties fo:color="#ff0000" style:font-name="Bitstream Charter"/>
    </style:style>
    <style:style style:name="T4" style:family="text">
      <style:text-properties fo:color="#ff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position="-33% 58%" style:font-name="Liberation Serif" fo:font-size="14pt" style:font-size-asian="14pt" style:font-size-complex="14pt"/>
    </style:style>
    <style:style style:name="T6" style:family="text">
      <style:text-properties fo:color="#ff0000" style:font-name="Liberation Serif" fo:font-size="14pt" style:font-size-asian="14pt" style:font-size-complex="14pt"/>
    </style:style>
    <style:style style:name="T7" style:family="text">
      <style:text-properties fo:color="#ff0000" fo:font-size="6pt" style:font-size-asian="6pt" style:font-size-complex="6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Segoe UI1" fo:font-style="italic" style:font-name-asian="Segoe UI1" style:font-style-asian="italic" style:font-name-complex="Segoe UI1" style:font-style-complex="italic"/>
    </style:style>
    <style:style style:name="T10" style:family="text">
      <style:text-properties style:font-name="Bitstream Charter"/>
    </style:style>
    <style:style style:name="T11" style:family="text">
      <style:text-properties fo:color="#0000ff" style:font-name="Liberation Serif" fo:font-size="15pt" style:font-size-asian="15pt" style:font-size-complex="15pt"/>
    </style:style>
    <style:style style:name="T12" style:family="text">
      <style:text-properties fo:color="#0000ff" style:font-name="Bitstream Charter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0000ff" fo:font-size="6pt" style:font-size-asian="6pt" style:font-size-complex="6pt"/>
    </style:style>
    <style:style style:name="T15" style:family="text"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33% 58%" style:font-name="Liberation Serif" fo:font-size="14pt" style:font-size-asian="14pt" style:font-size-complex="14pt"/>
    </style:style>
    <style:style style:name="T17" style:family="text">
      <style:text-properties fo:color="#0000ff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position="-33% 58%" style:font-name="Liberation Serif" fo:font-size="14pt" style:font-size-asian="14pt" style:font-size-complex="14pt"/>
    </style:style>
    <style:style style:name="T19" style:family="text">
      <style:text-properties fo:color="#0000ff"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89cm" svg:height="0.375cm" svg:x="1.779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2.267cm" svg:y="10.798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2.745cm" svg:y="10.798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3.733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221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709cm" svg:y="10.798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5.197cm" svg:y="10.798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5.686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174cm" svg:y="10.7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662cm" svg:y="10.798cm" svg:viewBox="0 0 490 376" draw:points="0,376 490,376 490,0 0,0">
            <text:p/>
          </draw:polygon>
        </draw:g>
        <draw:g>
          <draw:path draw:style-name="gr4" draw:text-style-name="P1" draw:layer="layout" svg:width="0.365cm" svg:height="0.19cm" svg:x="1.196cm" svg:y="10.8cm" svg:viewBox="0 0 366 191" svg:d="M0 0c0 36 7 64 24 96 18 31 38 51 67 68 29 19 58 27 91 27h2c33 0 62-8 91-27 29-17 49-37 67-68 17-32 24-60 24-96">
            <text:p/>
          </draw:path>
          <draw:line draw:style-name="gr4" draw:text-style-name="P1" draw:layer="layout" svg:x1="1.378cm" svg:y1="11.176cm" svg:x2="1.378cm" svg:y2="10.838cm">
            <text:p/>
          </draw:line>
        </draw:g>
        <draw:g>
          <draw:g>
            <draw:line draw:style-name="gr5" draw:text-style-name="P4" draw:layer="layout" svg:x1="1.752cm" svg:y1="10.571cm" svg:x2="2.1cm" svg:y2="10.382cm">
              <text:p/>
            </draw:line>
            <draw:line draw:style-name="gr5" draw:text-style-name="P4" draw:layer="layout" svg:x1="3.839cm" svg:y1="10.382cm" svg:x2="2.1cm" svg:y2="10.382cm">
              <text:p/>
            </draw:line>
            <draw:line draw:style-name="gr5" draw:text-style-name="P4" draw:layer="layout" svg:x1="4.186cm" svg:y1="10.193cm" svg:x2="3.838cm" svg:y2="10.382cm">
              <text:p/>
            </draw:line>
          </draw:g>
          <draw:g>
            <draw:line draw:style-name="gr5" draw:text-style-name="P4" draw:layer="layout" svg:x1="4.188cm" svg:y1="10.193cm" svg:x2="4.536cm" svg:y2="10.382cm">
              <text:p/>
            </draw:line>
            <draw:line draw:style-name="gr5" draw:text-style-name="P4" draw:layer="layout" svg:x1="6.275cm" svg:y1="10.382cm" svg:x2="4.536cm" svg:y2="10.382cm">
              <text:p/>
            </draw:line>
            <draw:line draw:style-name="gr5" draw:text-style-name="P4" draw:layer="layout" svg:x1="6.623cm" svg:y1="10.571cm" svg:x2="6.275cm" svg:y2="10.382cm">
              <text:p/>
            </draw:line>
          </draw:g>
        </draw:g>
        <draw:g>
          <draw:polygon draw:style-name="gr3" draw:text-style-name="P5" draw:layer="layout" svg:width="0.607cm" svg:height="0.375cm" svg:x="3.875cm" svg:y="9.742cm" svg:viewBox="0 0 608 376" draw:points="0,376 608,376 608,0 0,0">
            <text:p text:style-name="P3"><text:span text:style-name="T1">$</text:span></text:p>
          </draw:polygon>
        </draw:g>
        <draw:g>
          <draw:polygon draw:style-name="gr3" draw:text-style-name="P6" draw:layer="layout" svg:width="0.7cm" svg:height="0.375cm" svg:x="3.523cm" svg:y="11.674cm" svg:viewBox="0 0 701 376" draw:points="0,376 701,376 701,0 0,0">
            <text:p text:style-name="P3"><text:span text:style-name="T2">[l..r] = bSearch($X)</text:span></text:p>
          </draw:polygon>
        </draw:g>
        <draw:g>
          <draw:polygon draw:style-name="gr3" draw:text-style-name="P7" draw:layer="layout" svg:width="0.489cm" svg:height="0.375cm" svg:x="2.777cm" svg:y="10.424cm" svg:viewBox="0 0 490 376" draw:points="0,376 490,376 490,0 0,0">
            <text:p text:style-name="P3"><text:span text:style-name="T3">l</text:span></text:p>
          </draw:polygon>
        </draw:g>
        <draw:g>
          <draw:polygon draw:style-name="gr3" draw:text-style-name="P8" draw:layer="layout" svg:width="0.489cm" svg:height="0.375cm" svg:x="4.71cm" svg:y="10.392cm" svg:viewBox="0 0 490 376" draw:points="0,376 490,376 490,0 0,0">
            <text:p text:style-name="P3"><text:span text:style-name="T3">r</text:span></text:p>
          </draw:polygon>
        </draw:g>
        <draw:g>
          <draw:g>
            <draw:line draw:style-name="gr5" draw:text-style-name="P4" draw:layer="layout" svg:x1="9.97cm" svg:y1="11.52cm" svg:x2="10.042cm" svg:y2="11.614cm">
              <text:p/>
            </draw:line>
            <draw:line draw:style-name="gr5" draw:text-style-name="P4" draw:layer="layout" svg:x1="10.398cm" svg:y1="11.614cm" svg:x2="10.041cm" svg:y2="11.614cm">
              <text:p/>
            </draw:line>
            <draw:line draw:style-name="gr5" draw:text-style-name="P4" draw:layer="layout" svg:x1="10.469cm" svg:y1="11.708cm" svg:x2="10.397cm" svg:y2="11.614cm">
              <text:p/>
            </draw:line>
          </draw:g>
          <draw:g>
            <draw:line draw:style-name="gr5" draw:text-style-name="P4" draw:layer="layout" svg:x1="10.469cm" svg:y1="11.708cm" svg:x2="10.541cm" svg:y2="11.614cm">
              <text:p/>
            </draw:line>
            <draw:line draw:style-name="gr5" draw:text-style-name="P4" draw:layer="layout" svg:x1="10.898cm" svg:y1="11.614cm" svg:x2="10.541cm" svg:y2="11.614cm">
              <text:p/>
            </draw:line>
            <draw:line draw:style-name="gr5" draw:text-style-name="P4" draw:layer="layout" svg:x1="10.968cm" svg:y1="11.52cm" svg:x2="10.896cm" svg:y2="11.614cm">
              <text:p/>
            </draw:line>
          </draw:g>
        </draw:g>
        <draw:g>
          <draw:polygon draw:style-name="gr3" draw:text-style-name="P4" draw:layer="layout" svg:width="0.489cm" svg:height="0.375cm" svg:x="3.268cm" svg:y="10.8cm" svg:viewBox="0 0 490 376" draw:points="0,376 490,376 490,0 0,0">
            <text:p text:style-name="P3">...</text:p>
          </draw:polygon>
        </draw:g>
        <draw:g>
          <draw:polygon draw:style-name="gr3" draw:text-style-name="P9" draw:layer="layout" svg:width="3.536cm" svg:height="0.375cm" svg:x="3.063cm" svg:y="13.42cm" svg:viewBox="0 0 3537 376" draw:points="0,376 3537,376 3537,0 0,0">
            <text:p text:style-name="P3"><text:span text:style-name="T4">occs=count</text:span><text:span text:style-name="T5">t1,t2</text:span><text:span text:style-name="T6">(Icode ,l,r)</text:span></text:p>
          </draw:polygon>
        </draw:g>
        <draw:custom-shape draw:style-name="gr6" draw:text-style-name="P10" draw:layer="layout" svg:width="0.364cm" svg:height="0.378cm" svg:x="3.078cm" svg:y="11.654cm">
          <text:p text:style-name="P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364cm" svg:height="0.377cm" svg:x="2.801cm" svg:y="13.423cm">
          <text:p text:style-name="P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" draw:text-style-name="P1" draw:layer="layout" svg:width="0.489cm" svg:height="0.375cm" svg:x="1.779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2.267cm" svg:y="12.897cm" svg:viewBox="0 0 490 376" draw:points="0,376 490,376 490,0 0,0">
            <text:p/>
          </draw:polygon>
        </draw:g>
        <draw:g>
          <draw:polygon draw:style-name="gr7" draw:text-style-name="P11" draw:layer="layout" svg:width="0.489cm" svg:height="0.375cm" svg:x="2.745cm" svg:y="12.897cm" svg:viewBox="0 0 490 376" draw:points="0,376 490,376 490,0 0,0">
            <text:p/>
          </draw:polygon>
        </draw:g>
        <draw:g>
          <draw:polygon draw:style-name="gr2" draw:text-style-name="P2" draw:layer="layout" svg:width="0.489cm" svg:height="0.375cm" svg:x="3.733cm" svg:y="12.897cm" svg:viewBox="0 0 490 376" draw:points="0,376 490,376 490,0 0,0">
            <text:p/>
          </draw:polygon>
        </draw:g>
        <draw:g>
          <draw:polygon draw:style-name="gr7" draw:text-style-name="P11" draw:layer="layout" svg:width="0.489cm" svg:height="0.375cm" svg:x="4.221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4.709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5.197cm" svg:y="12.897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5.686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174cm" svg:y="12.897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6.662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3.268cm" svg:y="12.899cm" svg:viewBox="0 0 490 376" draw:points="0,376 490,376 490,0 0,0">
            <text:p text:style-name="P3">...</text:p>
          </draw:polygon>
        </draw:g>
        <draw:g>
          <draw:path draw:style-name="gr4" draw:text-style-name="P12" draw:layer="layout" svg:width="0.125cm" svg:height="0.066cm" svg:x="1.581cm" svg:y="12.963cm" svg:viewBox="0 0 126 67" svg:d="M0 0c0 13 2 22 8 33s13 18 23 24c10 7 20 10 32 10s22-3 32-10c10-6 17-13 23-24s8-20 8-33">
            <text:p/>
          </draw:path>
          <draw:line draw:style-name="gr4" draw:text-style-name="P12" draw:layer="layout" svg:x1="1.644cm" svg:y1="13.094cm" svg:x2="1.644cm" svg:y2="12.976cm">
            <text:p/>
          </draw:line>
        </draw:g>
        <draw:g>
          <draw:polygon draw:style-name="gr3" draw:text-style-name="P13" draw:layer="layout" svg:width="1.003cm" svg:height="0.375cm" svg:x="0.718cm" svg:y="12.924cm" svg:viewBox="0 0 1004 376" draw:points="0,376 1004,376 1004,0 0,0">
            <text:p text:style-name="P3"><text:span text:style-name="T8">Icode</text:span></text:p>
          </draw:polygon>
        </draw:g>
        <draw:line draw:style-name="gr8" draw:text-style-name="P4" draw:layer="layout" svg:x1="5.2cm" svg:y1="12.9cm" svg:x2="5.2cm" svg:y2="12.6cm">
          <text:p/>
        </draw:line>
        <draw:line draw:style-name="gr9" draw:text-style-name="P4" draw:layer="layout" svg:x1="2.738cm" svg:y1="12.9cm" svg:x2="2.738cm" svg:y2="12.6cm">
          <text:p text:style-name="P3"><text:s/></text:p>
        </draw:line>
        <draw:line draw:style-name="gr8" draw:text-style-name="P4" draw:layer="layout" svg:x1="10.94cm" svg:y1="13.486cm" svg:x2="10.94cm" svg:y2="13.186cm">
          <text:p/>
        </draw:line>
        <draw:g>
          <draw:polygon draw:style-name="gr3" draw:text-style-name="P13" draw:layer="layout" svg:width="1.003cm" svg:height="0.375cm" svg:x="0.718cm" svg:y="13.224cm" svg:viewBox="0 0 1004 376" draw:points="0,376 1004,376 1004,0 0,0">
            <text:p text:style-name="P3"><text:span text:style-name="T8">(WT)</text:span></text:p>
          </draw:polygon>
        </draw:g>
        <draw:g>
          <draw:polygon draw:style-name="gr3" draw:text-style-name="P14" draw:layer="layout" svg:width="0.489cm" svg:height="0.375cm" svg:x="6.17cm" svg:y="11.133cm" svg:viewBox="0 0 490 376" draw:points="0,376 490,376 490,0 0,0">
            <text:p text:style-name="P3"><text:span text:style-name="T9">|Τ|</text:span><text:span text:style-name="T10">+1</text:span></text:p>
          </draw:polygon>
        </draw:g>
        <draw:g>
          <draw:polygon draw:style-name="gr3" draw:text-style-name="P14" draw:layer="layout" svg:width="0.489cm" svg:height="0.375cm" svg:x="2.274cm" svg:y="11.133cm" svg:viewBox="0 0 490 376" draw:points="0,376 490,376 490,0 0,0">
            <text:p text:style-name="P3"><text:span text:style-name="T10">2</text:span></text:p>
          </draw:polygon>
        </draw:g>
        <draw:g>
          <draw:polygon draw:style-name="gr1" draw:text-style-name="P1" draw:layer="layout" svg:width="0.489cm" svg:height="0.375cm" svg:x="8.005cm" svg:y="10.801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3cm" svg:y="10.801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8cm" svg:y="10.799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474cm" svg:y="10.799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96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452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9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428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916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406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894cm" svg:y="10.79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3.382cm" svg:y="10.799cm" svg:viewBox="0 0 490 376" draw:points="0,376 490,376 490,0 0,0">
            <text:p/>
          </draw:polygon>
        </draw:g>
        <draw:g>
          <draw:g>
            <draw:line draw:style-name="gr5" draw:text-style-name="P4" draw:layer="layout" svg:x1="8.529cm" svg:y1="10.488cm" svg:x2="8.771cm" svg:y2="10.389cm">
              <text:p/>
            </draw:line>
            <draw:line draw:style-name="gr5" draw:text-style-name="P4" draw:layer="layout" svg:x1="9.974cm" svg:y1="10.388cm" svg:x2="8.771cm" svg:y2="10.388cm">
              <text:p/>
            </draw:line>
            <draw:line draw:style-name="gr5" draw:text-style-name="P4" draw:layer="layout" svg:x1="10.214cm" svg:y1="10.289cm" svg:x2="9.972cm" svg:y2="10.388cm">
              <text:p/>
            </draw:line>
          </draw:g>
          <draw:g>
            <draw:line draw:style-name="gr5" draw:text-style-name="P4" draw:layer="layout" svg:x1="10.215cm" svg:y1="10.289cm" svg:x2="10.457cm" svg:y2="10.388cm">
              <text:p/>
            </draw:line>
            <draw:line draw:style-name="gr5" draw:text-style-name="P4" draw:layer="layout" svg:x1="11.66cm" svg:y1="10.388cm" svg:x2="10.457cm" svg:y2="10.388cm">
              <text:p/>
            </draw:line>
            <draw:line draw:style-name="gr5" draw:text-style-name="P4" draw:layer="layout" svg:x1="11.9cm" svg:y1="10.488cm" svg:x2="11.658cm" svg:y2="10.389cm">
              <text:p/>
            </draw:line>
          </draw:g>
        </draw:g>
        <draw:g>
          <draw:polygon draw:style-name="gr3" draw:text-style-name="P15" draw:layer="layout" svg:width="0.7cm" svg:height="0.375cm" svg:x="8.421cm" svg:y="9.917cm" svg:viewBox="0 0 701 376" draw:points="0,376 701,376 701,0 0,0">
            <text:p text:style-name="P3"><text:span text:style-name="T11">[l..r] = [select1(D,X), select1(D,X+1)]</text:span></text:p>
          </draw:polygon>
        </draw:g>
        <draw:g>
          <draw:polygon draw:style-name="gr3" draw:text-style-name="P16" draw:layer="layout" svg:width="0.489cm" svg:height="0.375cm" svg:x="8.514cm" svg:y="10.467cm" svg:viewBox="0 0 490 376" draw:points="0,376 490,376 490,0 0,0">
            <text:p text:style-name="P3"><text:span text:style-name="T12">l</text:span></text:p>
          </draw:polygon>
        </draw:g>
        <draw:g>
          <draw:polygon draw:style-name="gr3" draw:text-style-name="P17" draw:layer="layout" svg:width="0.489cm" svg:height="0.375cm" svg:x="11.447cm" svg:y="10.435cm" svg:viewBox="0 0 490 376" draw:points="0,376 490,376 490,0 0,0">
            <text:p text:style-name="P3"><text:span text:style-name="T12">r</text:span></text:p>
          </draw:polygon>
        </draw:g>
        <draw:g>
          <draw:polygon draw:style-name="gr11" draw:text-style-name="P18" draw:layer="layout" svg:width="0.489cm" svg:height="0.375cm" svg:x="8.493cm" svg:y="10.799cm" svg:viewBox="0 0 490 376" draw:points="0,376 490,376 490,0 0,0">
            <text:p/>
          </draw:polygon>
        </draw:g>
        <draw:g>
          <draw:polygon draw:style-name="gr11" draw:text-style-name="P18" draw:layer="layout" svg:width="0.489cm" svg:height="0.375cm" svg:x="10.924cm" svg:y="10.801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8.979cm" svg:y="10.803cm" svg:viewBox="0 0 490 376" draw:points="0,376 490,376 490,0 0,0">
            <text:p text:style-name="P3">...</text:p>
          </draw:polygon>
        </draw:g>
        <draw:g>
          <draw:polygon draw:style-name="gr1" draw:text-style-name="P1" draw:layer="layout" svg:width="0.489cm" svg:height="0.375cm" svg:x="8.005cm" svg:y="12.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3cm" svg:y="12.9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8.498cm" svg:y="12.898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474cm" svg:y="12.898cm" svg:viewBox="0 0 490 376" draw:points="0,376 490,376 490,0 0,0">
            <text:p/>
          </draw:polygon>
        </draw:g>
        <draw:g>
          <draw:polygon draw:style-name="gr10" draw:text-style-name="P2" draw:layer="layout" svg:width="0.489cm" svg:height="0.375cm" svg:x="9.964cm" svg:y="12.898cm" svg:viewBox="0 0 490 376" draw:points="0,376 490,376 490,0 0,0">
            <text:p/>
          </draw:polygon>
        </draw:g>
        <draw:g>
          <draw:polygon draw:style-name="gr12" draw:text-style-name="P19" draw:layer="layout" svg:width="0.489cm" svg:height="0.375cm" svg:x="10.452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0.94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428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1.916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406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2.894cm" svg:y="12.898cm" svg:viewBox="0 0 490 376" draw:points="0,376 490,376 490,0 0,0">
            <text:p/>
          </draw:polygon>
        </draw:g>
        <draw:g>
          <draw:polygon draw:style-name="gr1" draw:text-style-name="P1" draw:layer="layout" svg:width="0.489cm" svg:height="0.375cm" svg:x="13.382cm" svg:y="12.898cm" svg:viewBox="0 0 490 376" draw:points="0,376 490,376 490,0 0,0">
            <text:p/>
          </draw:polygon>
        </draw:g>
        <draw:g>
          <draw:polygon draw:style-name="gr13" draw:text-style-name="P20" draw:layer="layout" svg:width="0.489cm" svg:height="0.375cm" svg:x="8.493cm" svg:y="12.898cm" svg:viewBox="0 0 490 376" draw:points="0,376 490,376 490,0 0,0">
            <text:p/>
          </draw:polygon>
        </draw:g>
        <draw:g>
          <draw:polygon draw:style-name="gr13" draw:text-style-name="P20" draw:layer="layout" svg:width="0.489cm" svg:height="0.375cm" svg:x="10.958cm" svg:y="12.9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8.979cm" svg:y="12.902cm" svg:viewBox="0 0 490 376" draw:points="0,376 490,376 490,0 0,0">
            <text:p text:style-name="P3">...</text:p>
          </draw:polygon>
        </draw:g>
        <draw:line draw:style-name="gr8" draw:text-style-name="P4" draw:layer="layout" svg:x1="11.914cm" svg:y1="10.787cm" svg:x2="11.914cm" svg:y2="10.487cm">
          <text:p/>
        </draw:line>
        <draw:line draw:style-name="gr9" draw:text-style-name="P4" draw:layer="layout" svg:x1="8.495cm" svg:y1="10.787cm" svg:x2="8.495cm" svg:y2="10.487cm">
          <text:p text:style-name="P3"><text:s/></text:p>
        </draw:line>
        <draw:g>
          <draw:polygon draw:style-name="gr3" draw:text-style-name="P4" draw:layer="layout" svg:width="0.489cm" svg:height="0.375cm" svg:x="7.198cm" svg:y="10.799cm" svg:viewBox="0 0 490 376" draw:points="0,376 490,376 490,0 0,0">
            <text:p text:style-name="P3">...</text:p>
          </draw:polygon>
        </draw:g>
        <draw:g>
          <draw:polygon draw:style-name="gr3" draw:text-style-name="P4" draw:layer="layout" svg:width="0.489cm" svg:height="0.375cm" svg:x="7.198cm" svg:y="12.898cm" svg:viewBox="0 0 490 376" draw:points="0,376 490,376 490,0 0,0">
            <text:p text:style-name="P3">...</text:p>
          </draw:polygon>
        </draw:g>
        <draw:g>
          <draw:polygon draw:style-name="gr3" draw:text-style-name="P5" draw:layer="layout" svg:width="0.7cm" svg:height="0.375cm" svg:x="9.846cm" svg:y="11.617cm" svg:viewBox="0 0 701 376" draw:points="0,376 701,376 701,0 0,0">
            <text:p text:style-name="P3"><text:span text:style-name="T1">[l..r] = bSearch(X$)</text:span></text:p>
          </draw:polygon>
        </draw:g>
        <draw:custom-shape draw:style-name="gr14" draw:text-style-name="P21" draw:layer="layout" svg:width="0.364cm" svg:height="0.378cm" svg:x="9.401cm" svg:y="11.636cm">
          <text:p text:style-name="P3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5" draw:text-style-name="P4" draw:layer="layout" svg:x1="2.742cm" svg:y1="11.525cm" svg:x2="2.919cm" svg:y2="11.619cm">
              <text:p/>
            </draw:line>
            <draw:line draw:style-name="gr5" draw:text-style-name="P4" draw:layer="layout" svg:x1="3.8cm" svg:y1="11.619cm" svg:x2="2.919cm" svg:y2="11.619cm">
              <text:p/>
            </draw:line>
            <draw:line draw:style-name="gr5" draw:text-style-name="P4" draw:layer="layout" svg:x1="3.975cm" svg:y1="11.713cm" svg:x2="3.798cm" svg:y2="11.619cm">
              <text:p/>
            </draw:line>
          </draw:g>
          <draw:g>
            <draw:line draw:style-name="gr5" draw:text-style-name="P4" draw:layer="layout" svg:x1="3.975cm" svg:y1="11.713cm" svg:x2="4.152cm" svg:y2="11.619cm">
              <text:p/>
            </draw:line>
            <draw:line draw:style-name="gr5" draw:text-style-name="P4" draw:layer="layout" svg:x1="5.033cm" svg:y1="11.619cm" svg:x2="4.152cm" svg:y2="11.619cm">
              <text:p/>
            </draw:line>
            <draw:line draw:style-name="gr5" draw:text-style-name="P4" draw:layer="layout" svg:x1="5.207cm" svg:y1="11.525cm" svg:x2="5.03cm" svg:y2="11.619cm">
              <text:p/>
            </draw:line>
          </draw:g>
        </draw:g>
        <draw:line draw:style-name="gr8" draw:text-style-name="P4" draw:layer="layout" svg:x1="5.2cm" svg:y1="11.491cm" svg:x2="5.2cm" svg:y2="11.191cm">
          <text:p/>
        </draw:line>
        <draw:line draw:style-name="gr9" draw:text-style-name="P4" draw:layer="layout" svg:x1="2.738cm" svg:y1="11.491cm" svg:x2="2.738cm" svg:y2="11.191cm">
          <text:p text:style-name="P3"><text:s/></text:p>
        </draw:line>
        <draw:line draw:style-name="gr8" draw:text-style-name="P4" draw:layer="layout" svg:x1="10.951cm" svg:y1="11.486cm" svg:x2="10.951cm" svg:y2="11.186cm">
          <text:p/>
        </draw:line>
        <draw:line draw:style-name="gr9" draw:text-style-name="P4" draw:layer="layout" svg:x1="9.969cm" svg:y1="11.486cm" svg:x2="9.969cm" svg:y2="11.186cm">
          <text:p text:style-name="P3"><text:s/></text:p>
        </draw:line>
        <draw:custom-shape draw:style-name="gr14" draw:text-style-name="P22" draw:layer="layout" svg:width="0.364cm" svg:height="0.378cm" svg:x="7.975cm" svg:y="9.922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23" draw:layer="layout" svg:width="0.489cm" svg:height="0.375cm" svg:x="10cm" svg:y="11.2cm" svg:viewBox="0 0 490 376" draw:points="0,376 490,376 490,0 0,0">
            <text:p text:style-name="P3"><text:span text:style-name="T10">l</text:span></text:p>
          </draw:polygon>
        </draw:g>
        <draw:g>
          <draw:polygon draw:style-name="gr3" draw:text-style-name="P23" draw:layer="layout" svg:width="0.489cm" svg:height="0.375cm" svg:x="10.41cm" svg:y="11.172cm" svg:viewBox="0 0 490 376" draw:points="0,376 490,376 490,0 0,0">
            <text:p text:style-name="P3"><text:span text:style-name="T10">r</text:span></text:p>
          </draw:polygon>
        </draw:g>
        <draw:line draw:style-name="gr8" draw:text-style-name="P4" draw:layer="layout" svg:x1="11.915cm" svg:y1="12.887cm" svg:x2="11.915cm" svg:y2="12.587cm">
          <text:p/>
        </draw:line>
        <draw:line draw:style-name="gr9" draw:text-style-name="P4" draw:layer="layout" svg:x1="8.496cm" svg:y1="12.887cm" svg:x2="8.496cm" svg:y2="12.587cm">
          <text:p text:style-name="P3"><text:s/></text:p>
        </draw:line>
        <draw:line draw:style-name="gr8" draw:text-style-name="P4" draw:layer="layout" svg:x1="9.967cm" svg:y1="13.498cm" svg:x2="9.967cm" svg:y2="13.198cm">
          <text:p/>
        </draw:line>
        <draw:g>
          <draw:polygon draw:style-name="gr3" draw:text-style-name="P24" draw:layer="layout" svg:width="3.536cm" svg:height="0.375cm" svg:x="10.063cm" svg:y="13.5cm" svg:viewBox="0 0 3537 376" draw:points="0,376 3537,376 3537,0 0,0">
            <text:p text:style-name="P3"><text:span text:style-name="T15">occs=count</text:span><text:span text:style-name="T16">t1,t2</text:span><text:span text:style-name="T8">(Icode ,l,r)</text:span></text:p>
          </draw:polygon>
        </draw:g>
        <draw:custom-shape draw:style-name="gr15" draw:text-style-name="P21" draw:layer="layout" svg:width="0.364cm" svg:height="0.377cm" svg:x="10.001cm" svg:y="13.503cm">
          <text:p text:style-name="P3"><text:span text:style-name="T1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25" draw:layer="layout" svg:width="3.536cm" svg:height="0.375cm" svg:x="8.663cm" svg:y="12.401cm" svg:viewBox="0 0 3537 376" draw:points="0,376 3537,376 3537,0 0,0">
            <text:p text:style-name="P3"><text:span text:style-name="T17">occs=count</text:span><text:span text:style-name="T18">t1,t2</text:span><text:span text:style-name="T19">(Icode ,l,r)</text:span></text:p>
          </draw:polygon>
        </draw:g>
        <draw:custom-shape draw:style-name="gr15" draw:text-style-name="P22" draw:layer="layout" svg:width="0.364cm" svg:height="0.377cm" svg:x="8.601cm" svg:y="12.404cm">
          <text:p text:style-name="P3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6" draw:text-style-name="P26" draw:layer="layout" svg:width="0.489cm" svg:height="0.201cm" svg:x="10.452cm" svg:y="12.898cm" svg:viewBox="0 0 490 202" draw:points="0,202 490,202 490,0 0,0">
            <text:p/>
          </draw:polygon>
        </draw:g>
        <draw:g>
          <draw:path draw:style-name="gr4" draw:text-style-name="P12" draw:layer="layout" svg:width="0.125cm" svg:height="0.066cm" svg:x="12.781cm" svg:y="13.502cm" svg:viewBox="0 0 126 67" svg:d="M0 0c0 13 2 22 8 33s13 18 23 24c10 7 20 10 32 10s22-3 32-10c10-6 17-13 23-24s8-20 8-33">
            <text:p/>
          </draw:path>
          <draw:line draw:style-name="gr4" draw:text-style-name="P12" draw:layer="layout" svg:x1="12.844cm" svg:y1="13.633cm" svg:x2="12.844cm" svg:y2="13.515cm">
            <text:p/>
          </draw:line>
        </draw:g>
        <draw:g>
          <draw:path draw:style-name="gr17" draw:text-style-name="P27" draw:layer="layout" svg:width="0.125cm" svg:height="0.066cm" svg:x="5.8cm" svg:y="13.422cm" svg:viewBox="0 0 126 67" svg:d="M0 0c0 13 2 22 8 33s13 18 23 24c10 7 20 10 32 10s22-3 32-10c10-6 17-13 23-24s8-20 8-33">
            <text:p/>
          </draw:path>
          <draw:line draw:style-name="gr17" draw:text-style-name="P27" draw:layer="layout" svg:x1="5.863cm" svg:y1="13.553cm" svg:x2="5.863cm" svg:y2="13.435cm">
            <text:p/>
          </draw:line>
        </draw:g>
        <draw:g>
          <draw:path draw:style-name="gr18" draw:text-style-name="P12" draw:layer="layout" svg:width="0.125cm" svg:height="0.066cm" svg:x="11.407cm" svg:y="12.442cm" svg:viewBox="0 0 126 67" svg:d="M0 0c0 13 2 22 8 33s13 18 23 24c10 7 20 10 32 10s22-3 32-10c10-6 17-13 23-24s8-20 8-33">
            <text:p/>
          </draw:path>
          <draw:line draw:style-name="gr18" draw:text-style-name="P12" draw:layer="layout" svg:x1="11.47cm" svg:y1="12.573cm" svg:x2="11.47cm" svg:y2="12.45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pitch="variable" style:font-charset="x-symbol"/>
    <style:font-face style:name="Symbol1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egoe UI1" svg:font-family="'Segoe UI'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Segoe UI" svg:font-family="'Segoe UI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25.566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date>2020-01-09T17:25:01.795000000</dc:date>
    <meta:editing-duration>PT12H57M1S</meta:editing-duration>
    <meta:editing-cycles>109</meta:editing-cycles>
    <meta:document-statistic meta:object-count="213"/>
  </office:meta>
</office:document-meta>
</file>